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8cm" fo:min-width="0.738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5cm" fo:min-width="1.5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omyślnie">
        <draw:g>
          <draw:custom-shape draw:style-name="gr1" draw:text-style-name="P1" draw:layer="layout" svg:width="2cm" svg:height="2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25cm" svg:y1="1.75cm" svg:x2="1.25cm" svg:y2="0.75cm">
            <text:p/>
          </draw:line>
        </draw:g>
      </draw:page>
      <draw:page draw:name="page2" draw:style-name="dp1" draw:master-page-name="Domyślnie">
        <draw:g>
          <draw:custom-shape draw:style-name="gr1" draw:text-style-name="P1" draw:layer="layout" svg:width="2cm" svg:height="2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25cm" svg:y1="1.75cm" svg:x2="1.25cm" svg:y2="0.75cm">
            <text:p/>
          </draw:line>
          <draw:custom-shape draw:style-name="gr3" draw:text-style-name="P1" draw:layer="layout" svg:width="1.798cm" svg:height="1.798cm" svg:x="0.351cm" svg:y="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omyślnie">
        <draw:g>
          <draw:line draw:style-name="gr4" draw:text-style-name="P1" draw:layer="layout" svg:x1="0.75cm" svg:y1="1.375cm" svg:x2="1.75cm" svg:y2="1.375cm">
            <text:p/>
          </draw:line>
          <draw:line draw:style-name="gr4" draw:text-style-name="P1" draw:layer="layout" svg:x1="1.05cm" svg:y1="1.775cm" svg:x2="1.45cm" svg:y2="1.775cm">
            <text:p/>
          </draw:line>
          <draw:line draw:style-name="gr4" draw:text-style-name="P1" draw:layer="layout" svg:x1="0.95cm" svg:y1="1.575cm" svg:x2="1.55cm" svg:y2="1.575cm">
            <text:p/>
          </draw:line>
          <draw:line draw:style-name="gr4" draw:text-style-name="P1" draw:layer="layout" svg:x1="1.25cm" svg:y1="0.775cm" svg:x2="1.25cm" svg:y2="1.375cm">
            <text:p/>
          </draw:line>
          <draw:custom-shape draw:style-name="gr5" draw:text-style-name="P2" draw:layer="layout" svg:width="0.1cm" svg:height="0.1cm" svg:x="1.2cm" svg:y="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omyślnie">
        <draw:custom-shape draw:style-name="gr6" draw:text-style-name="P1" draw:layer="layout" svg:width="2cm" svg:height="1cm" svg:x="0.25cm" svg:y="0.7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omyślnie">
        <draw:custom-shape draw:style-name="gr5" draw:text-style-name="P2" draw:layer="layout" svg:width="0.25cm" svg:height="0.25cm" svg:x="1.125cm" svg:y="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Łukasz Dróżdż</meta:initial-creator>
    <meta:creation-date>2016-04-28T16:23:43.643800749</meta:creation-date>
    <dc:date>2016-04-28T17:02:41.733749202</dc:date>
    <dc:creator>Łukasz Dróżdż</dc:creator>
    <meta:editing-duration>PT5M9S</meta:editing-duration>
    <meta:editing-cycles>2</meta:editing-cycles>
    <meta:generator>LibreOffice/5.1.2.2.0$Linux_X86_64 LibreOffice_project/10m0$Build-2</meta:generator>
    <meta:document-statistic meta:object-count="15"/>
  </office:meta>
</office:document-meta>
</file>